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0.707cm"/>
    </style:style>
    <style:style style:name="co4" style:family="table-column">
      <style:table-column-properties fo:break-before="auto" style:column-width="1.767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serverchain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expr_0</text:p>
          </table:table-cell>
          <table:table-cell table:number-columns-repeated="2"/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349" calcext:value-type="float">
            <text:p>80349</text:p>
          </table:table-cell>
          <table:table-cell office:value-type="string" calcext:value-type="string">
            <text:p>ShareThrough</text:p>
          </table:table-cell>
          <table:table-cell/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28" calcext:value-type="float">
            <text:p>12628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53" calcext:value-type="float">
            <text:p>75453</text:p>
          </table:table-cell>
          <table:table-cell table:number-columns-repeated="2"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3" calcext:value-type="float">
            <text:p>6213</text:p>
          </table:table-cell>
          <table:table-cell table:number-columns-repeated="2"/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51" calcext:value-type="float">
            <text:p>10951</text:p>
          </table:table-cell>
          <table:table-cell table:number-columns-repeated="2"/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559921" calcext:value-type="float">
            <text:p>559921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660" calcext:value-type="float">
            <text:p>38660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24" calcext:value-type="float">
            <text:p>70624</text:p>
          </table:table-cell>
          <table:table-cell table:number-columns-repeated="2"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115" calcext:value-type="float">
            <text:p>104115</text:p>
          </table:table-cell>
          <table:table-cell office:value-type="string" calcext:value-type="string">
            <text:p>ShareThrough</text:p>
          </table:table-cell>
          <table:table-cell/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58" calcext:value-type="float">
            <text:p>45958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2" calcext:value-type="float">
            <text:p>6282</text:p>
          </table:table-cell>
          <table:table-cell table:number-columns-repeated="2"/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22" calcext:value-type="float">
            <text:p>25222</text:p>
          </table:table-cell>
          <table:table-cell table:number-columns-repeated="2"/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878" calcext:value-type="float">
            <text:p>147878</text:p>
          </table:table-cell>
          <table:table-cell office:value-type="string" calcext:value-type="string">
            <text:p>PowerLinks</text:p>
          </table:table-cell>
          <table:table-cell/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7" calcext:value-type="float">
            <text:p>7597</text:p>
          </table:table-cell>
          <table:table-cell table:number-columns-repeated="2"/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string" calcext:value-type="string">
            <text:p>LGA-RTS00:8080 LGA-ED00:80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table:number-columns-repeated="2"/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rtyAds</text:p>
          </table:table-cell>
          <table:table-cell office:value-type="string" calcext:value-type="string">
            <text:p>zero in native dsp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86" calcext:value-type="float">
            <text:p>8386</text:p>
          </table:table-cell>
          <table:table-cell office:value-type="string" calcext:value-type="string">
            <text:p>TripleLift</text:p>
          </table:table-cell>
          <table:table-cell office:value-type="string" calcext:value-type="string">
            <text:p>requires creative approval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umGum</text:p>
          </table:table-cell>
          <table:table-cell office:value-type="string" calcext:value-type="string">
            <text:p>pixel notification scheme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owerLinks</text:p>
          </table:table-cell>
          <table:table-cell/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zero in native dsp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y6Sense</text:p>
          </table:table-cell>
          <table:table-cell office:value-type="string" calcext:value-type="string">
            <text:p>zero in native dsp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sNative</text:p>
          </table:table-cell>
          <table:table-cell/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RTS00:8080 LGA-ED00:8080 LGA-RTB00: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tiveAds</text:p>
          </table:table-cell>
          <table:table-cell office:value-type="string" calcext:value-type="string">
            <text:p>zero in native dsp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0:8081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0:8082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0:8083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0 LGA-RTS00:8080 LGA-ED00:8080 LGA-RTB00: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0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2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2 LGA-RTS00:8080 LGA-ED00:8080 LGA-RTB00: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2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1:8083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2:8080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2:8080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2:8082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2:8082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string" calcext:value-type="string">
            <text:p>LGA-TR02:8083 LGA-RTS00:8080 LGA-ED00:8080 LGA-RTB00: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equests = </text:p>
          </table:table-cell>
          <table:table-cell table:formula="of:=SUM([.G2:.G25])" office:value-type="float" office:value="642690" calcext:value-type="float">
            <text:p>642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ers = </text:p>
          </table:table-cell>
          <table:table-cell table:formula="of:=SUM([.G26:.G33])" office:value-type="float" office:value="9756" calcext:value-type="float">
            <text:p>9756</text:p>
          </table:table-cell>
          <table:table-cell table:formula="of:=[.B51]/[.B50]*100" office:value-type="float" office:value="1.51799467861644" calcext:value-type="float">
            <text:p>1,5179946786</text:p>
          </table:table-cell>
          <table:table-cell table:formula="of:=[.B53]/[.B50]*100" office:value-type="float" office:value="0.213166534410058" calcext:value-type="float">
            <text:p>0,2131665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s = </text:p>
          </table:table-cell>
          <table:table-cell table:formula="of:=SUM([.G34:.G47])" office:value-type="float" office:value="17" calcext:value-type="float">
            <text:p>17</text:p>
          </table:table-cell>
          <table:table-cell table:formula="of:=[.B52]/[.B51]*100" office:value-type="float" office:value="0.174251742517425" calcext:value-type="float">
            <text:p>0,1742517425</text:p>
          </table:table-cell>
          <table:table-cell table:formula="of:=[.B52]/[.B53]*100" office:value-type="float" office:value="1.24087591240876" calcext:value-type="float">
            <text:p>1,2408759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ers = </text:p>
          </table:table-cell>
          <table:table-cell table:formula="of:=SUM([.G26];[.G28:.G33])" office:value-type="float" office:value="1370" calcext:value-type="float">
            <text:p>137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8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1">
          <table:table-cell table:formula="of:=38660+70624" office:value-type="float" office:value="109284" calcext:value-type="float">
            <text:p>109284</text:p>
          </table:table-cell>
          <table:table-cell table:number-columns-repeated="8"/>
        </table:table-row>
        <table:table-row table:style-name="ro1">
          <table:table-cell table:formula="of:=[.A58]/[.A57]*[.A59]" office:value-type="float" office:value="75.40596" calcext:value-type="float">
            <text:p>75,40596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G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5:35:54.37959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15:38:24.552376301</dc:date>
    <dc:creator>pmoukhataev </dc:creator>
    <meta:generator>LibreOffice/4.2.8.2$Linux_X86_64 LibreOffice_project/420m0$Build-2</meta:generator>
    <meta:document-statistic meta:table-count="1" meta:cell-count="362" meta:object-count="0"/>
  </office:meta>
</office:document-meta>
</file>